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Agoda Village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2f: { &quot;id&quot;: 0x2f, &quot;name&quot;: &quot;Agoda Village&quot;, &quot;code&quot;: &quot;Agoda&quot;, }," calcext:value-type="string">
            <text:p>0x2f: { "id": 0x2f, "name": "Agoda Village", "code": "Agoda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Field</text:p>
          </table:table-cell>
          <table:table-cell office:value-type="string" calcext:value-type="string">
            <text:p>Hyrule Field (Forest Realm)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8: { &quot;id&quot;: 0x8, &quot;name&quot;: &quot;Hyrule Field (Forest Realm)&quot;, &quot;code&quot;: &quot;ForestField&quot;, }," calcext:value-type="string">
            <text:p>0x8: { "id": 0x8, "name": "Hyrule Field (Forest Realm)", "code": "ForestField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Castle Town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9: { &quot;id&quot;: 0x29, &quot;name&quot;: &quot;Castle Town&quot;, &quot;code&quot;: &quot;CastleTown&quot;, }," calcext:value-type="string">
            <text:p>0x29: { "id": 0x29, "name": "Castle Town", "code": "CastleTow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Hyrule Castle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8: { &quot;id&quot;: 0x28, &quot;name&quot;: &quot;Hyrule Castle&quot;, &quot;code&quot;: &quot;Castle&quot;, }," calcext:value-type="string">
            <text:p>0x28: { "id": 0x28, "name": "Hyrule Castle", "code": "Castle",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50: { &quot;id&quot;: 0x50, &quot;name&quot;: &quot;Watching a cutscene…&quot;, &quot;code&quot;: &quot;Cutscene&quot;, }," calcext:value-type="string">
            <text:p>0x50: { "id": 0x50, "name": "Watching a cutscene…", "code": "Cutscene",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Tunnel to the Tower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18: { &quot;id&quot;: 0x18, &quot;name&quot;: &quot;Tunnel to the Tower&quot;, &quot;code&quot;: &quot;Tunnel&quot;, }," calcext:value-type="string">
            <text:p>0x18: { "id": 0x18, "name": "Tunnel to the Tower", "code": "Tunnel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he Tower of Spirits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14: { &quot;id&quot;: 0x14, &quot;name&quot;: &quot;the Tower of Spirits&quot;, &quot;code&quot;: &quot;Tower&quot;, }," calcext:value-type="string">
            <text:p>0x14: { "id": 0x14, "name": "the Tower of Spirits", "code": "Tower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the Spiral Staircase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17: { &quot;id&quot;: 0x17, &quot;name&quot;: &quot;the Spiral Staircase&quot;, &quot;code&quot;: &quot;Staircase&quot;, }," calcext:value-type="string">
            <text:p>0x17: { "id": 0x17, "name": "the Spiral Staircase", "code": "Staircase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the Tower of Spirits, 1F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13: { &quot;id&quot;: 0x13, &quot;name&quot;: &quot;the Tower of Spirits, 1F&quot;, &quot;code&quot;: &quot;TowerDungeon&quot;, }," calcext:value-type="string">
            <text:p>0x13: { "id": 0x13, "name": "the Tower of Spirits, 1F", "code": "TowerDungeon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Hyrule Field (Forest Realm)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4: { &quot;id&quot;: 0x4, &quot;name&quot;: &quot;Hyrule Field (Forest Realm)&quot;, &quot;code&quot;: &quot;ForestField2&quot;, }," calcext:value-type="string">
            <text:p>0x4: { "id": 0x4, "name": "Hyrule Field (Forest Realm)", "code": "ForestField2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number-columns-repeated="2" office:value-type="string" calcext:value-type="string">
            <text:p>Whittleton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a: { &quot;id&quot;: 0x2a, &quot;name&quot;: &quot;Whittleton&quot;, &quot;code&quot;: &quot;Whittleton&quot;, }," calcext:value-type="string">
            <text:p>0x2a: { "id": 0x2a, "name": "Whittleton", "code": "Whittleton",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the wilds outside Whittleton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38: { &quot;id&quot;: 0x38, &quot;name&quot;: &quot;the wilds outside Whittleton&quot;, &quot;code&quot;: &quot;WhittletonWilds&quot;, }," calcext:value-type="string">
            <text:p>0x38: { "id": 0x38, "name": "the wilds outside Whittleton", "code": "WhittletonWilds",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the Lost Woods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9: { &quot;id&quot;: 0x9, &quot;name&quot;: &quot;the Lost Woods&quot;, &quot;code&quot;: &quot;LostWoods&quot;, }," calcext:value-type="string">
            <text:p>0x9: { "id": 0x9, "name": "the Lost Woods", "code": "LostWoods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the Forest Sanctuary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30: { &quot;id&quot;: 0x30, &quot;name&quot;: &quot;the Forest Sanctuary&quot;, &quot;code&quot;: &quot;ForestSanctuary&quot;, }," calcext:value-type="string">
            <text:p>0x30: { "id": 0x30, "name": "the Forest Sanctuary", "code": "ForestSanctuary",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the Forest Temple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19: { &quot;id&quot;: 0x19, &quot;name&quot;: &quot;the Forest Temple&quot;, &quot;code&quot;: &quot;ForestTemple&quot;, }," calcext:value-type="string">
            <text:p>0x19: { "id": 0x19, "name": "the Forest Temple", "code": "ForestTempl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1e: { &quot;id&quot;: 0x1e, &quot;name&quot;: &quot;in Stagnox’s lair…&quot;, &quot;code&quot;: &quot;Stagnox&quot;, }," calcext:value-type="string">
            <text:p>0x1e: { "id": 0x1e, "name": "in Stagnox’s lair…", "code": "Stagnox", },</text:p>
          </table:table-cell>
        </table:table-row>
        <table:table-row table:style-name="ro1">
          <table:table-cell table:number-columns-repeated="3"/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8:31:34.4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4-03T00:26:43.847000000</dc:date>
    <meta:editing-duration>PT10H6M49S</meta:editing-duration>
    <meta:editing-cycles>23</meta:editing-cycles>
    <meta:generator>LibreOffice/6.3.4.2$Windows_X86_64 LibreOffice_project/60da17e045e08f1793c57c00ba83cdfce946d0aa</meta:generator>
    <meta:document-statistic meta:table-count="1" meta:cell-count="79" meta:object-count="0"/>
  </office:meta>
</office:document-meta>
</file>